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600000018F174D31F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D" style:family="table-column">
      <style:table-column-properties style:column-width="6.8cm"/>
    </style:style>
    <style:style style:name="Table1.A1" style:family="table-cell">
      <style:table-cell-properties fo:padding="0.097cm" fo:border-left="0.5pt solid #000000" fo:border-right="none" fo:border-top="0.5pt solid #000000" fo:border-bottom="0.5pt solid #000000" style:writing-mode="lr-tb"/>
    </style:style>
    <style:style style:name="Table1.D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D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7cm" fo:margin-left="0cm" table:align="left"/>
    </style:style>
    <style:style style:name="Table2.A" style:family="table-column">
      <style:table-column-properties style:column-width="4.251cm"/>
    </style:style>
    <style:style style:name="Table2.B" style:family="table-column">
      <style:table-column-properties style:column-width="4.249cm"/>
    </style:style>
    <style:style style:name="Table2.A1" style:family="table-cell">
      <style:table-cell-properties fo:padding="0.097cm" fo:border-left="0.5pt solid #000000" fo:border-right="none" fo:border-top="0.5pt solid #000000" fo:border-bottom="0.5pt solid #000000" style:writing-mode="lr-tb"/>
    </style:style>
    <style:style style:name="Table2.D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D2" style:family="table-cell">
      <style:table-cell-properties fo:padding="0.097cm" fo:border-left="0.5pt solid #000000" fo:border-right="0.5pt solid #000000" fo:border-top="none" fo:border-bottom="0.5pt solid #000000" style:writing-mode="lr-tb"/>
    </style:style>
    <style:style style:name="P1" style:family="paragraph" style:parent-style-name="Normal" style:master-page-name="MP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paragraph-properties style:writing-mode="lr-tb" style:font-independent-line-spacing="false"/>
    </style:style>
    <style:style style:name="P4" style:family="paragraph">
      <loext:graphic-properties draw:fill="bitmap" draw:fill-image-name="a2" style:repeat="stretch"/>
      <style:paragraph-properties style:writing-mode="lr-tb" style:font-independent-line-spacing="false"/>
    </style:style>
    <style:style style:name="P5" style:family="paragraph" style:parent-style-name="Normal">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Contents_20_Heading">
      <style:text-properties fo:font-size="18pt" fo:background-color="transparent" style:font-size-asian="18pt" style:font-size-complex="18pt"/>
    </style:style>
    <style:style style:name="P9" style:family="paragraph" style:parent-style-name="TOC_20_1">
      <style:paragraph-properties>
        <style:tab-stops>
          <style:tab-stop style:position="16.999cm" style:type="right" style:leader-style="dotted" style:leader-text="."/>
        </style:tab-stops>
      </style:paragraph-properties>
    </style:style>
    <style:style style:name="P10" style:family="paragraph" style:parent-style-name="TOC_20_2">
      <style:paragraph-properties>
        <style:tab-stops>
          <style:tab-stop style:position="16.575cm" style:type="right" style:leader-style="dotted" style:leader-text="."/>
        </style:tab-stops>
      </style:paragraph-properties>
    </style:style>
    <style:style style:name="P11" style:family="paragraph" style:parent-style-name="TOC_20_3">
      <style:paragraph-properties>
        <style:tab-stops>
          <style:tab-stop style:position="16.152cm" style:type="right" style:leader-style="dotted" style:leader-text="."/>
        </style:tab-stops>
      </style:paragraph-properties>
    </style:style>
    <style:style style:name="P12" style:family="paragraph" style:parent-style-name="Normal">
      <style:text-properties fo:background-color="transparent"/>
    </style:style>
    <style:style style:name="P13" style:family="paragraph" style:parent-style-name="Normal">
      <style:text-properties fo:color="#000000" loext:opacity="100%" officeooo:rsid="000c85fb" officeooo:paragraph-rsid="000c85fb" fo:background-color="transparent"/>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Heading_20_2">
      <style:paragraph-properties fo:break-before="page"/>
    </style:style>
    <style:style style:name="P17" style:family="paragraph" style:parent-style-name="Table_20_Contents">
      <style:paragraph-properties fo:text-align="center" style:justify-single-word="false"/>
    </style:style>
    <style:style style:name="P18" style:family="paragraph" style:parent-style-name="Heading_20_3">
      <style:paragraph-properties fo:text-align="start" style:justify-single-word="false"/>
    </style:style>
    <style:style style:name="P19" style:family="paragraph" style:parent-style-name="Text_20_body">
      <style:paragraph-properties fo:text-align="center" style:justify-single-word="false"/>
    </style:style>
    <style:style style:name="P20" style:family="paragraph" style:parent-style-name="Heading_20_2">
      <style:text-properties style:font-name="Liberation Sans" fo:font-size="16pt" style:font-size-asian="16pt" style:font-size-complex="16pt"/>
    </style:style>
    <style:style style:name="P21" style:family="paragraph" style:parent-style-name="Text_20_body">
      <style:paragraph-properties fo:orphans="0" fo:widows="0"/>
    </style:style>
    <style:style style:name="P22" style:family="paragraph" style:parent-style-name="Text_20_body">
      <style:paragraph-properties fo:orphans="0" fo:widows="0"/>
      <style:text-properties fo:color="#000000" loext:opacity="100%" fo:background-color="#ffffff"/>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fo:text-transform="uppercase" fo:color="#156082" loext:opacity="100%" style:font-name="Liberation Sans" fo:font-size="32pt" style:font-size-asian="32pt" style:font-size-complex="32pt"/>
    </style:style>
    <style:style style:name="T4" style:family="text">
      <style:text-properties fo:color="#404040" loext:opacity="100%" fo:font-size="18pt" style:font-size-asian="18pt" style:font-size-complex="18pt"/>
    </style:style>
    <style:style style:name="T5" style:family="text">
      <style:text-properties fo:background-color="transparent" loext:char-shading-value="0"/>
    </style:style>
    <style:style style:name="T6" style:family="text">
      <style:text-properties fo:color="#000000" loext:opacity="100%"/>
    </style:style>
    <style:style style:name="T7" style:family="text">
      <style:text-properties fo:color="#000000" loext:opacity="100%" style:text-position="super 64%" fo:font-size="14pt" style:font-size-asian="14pt" style:font-size-complex="14pt"/>
    </style:style>
    <style:style style:name="T8" style:family="text">
      <style:text-properties fo:color="#000000" loext:opacity="100%" style:text-position="super 67%"/>
    </style:style>
    <style:style style:name="T9" style:family="text">
      <style:text-properties style:text-position="super 67%"/>
    </style:style>
    <style:style style:name="T10" style:family="text">
      <style:text-properties fo:font-style="italic" style:font-style-asian="italic"/>
    </style:style>
    <style:style style:name="T11" style:family="text">
      <style:text-properties fo:color="#000000" loext:opacity="100%" fo:background-color="#ffffff" loext:char-shading-value="0"/>
    </style:style>
    <style:style style:name="T12" style:family="text">
      <style:text-properties fo:color="#000000" loext:opacity="100%" fo:font-style="italic" fo:background-color="#ffffff" loext:char-shading-value="0" style:font-style-asian="italic"/>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gr3" style:family="graphic">
      <style:graphic-properties draw:stroke="none" draw:fill="bitmap" draw:fill-image-name="a2" style:repeat="stretch"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Text Box 159" text:anchor-type="paragraph" svg:x="0.619cm" svg:y="24.294cm" svg:width="19.763cm" style:rel-width="scale" svg:height="2.708cm" style:rel-height="scale" draw:z-index="1"><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p>
      <text:p text:style-name="P5"><draw:frame draw:style-name="fr2" draw:name="Text Box 163" text:anchor-type="paragraph" svg:width="21.959cm" style:rel-width="scale" svg:height="10.105cm" style:rel-height="scale" draw:z-index="2"><draw:text-box><text:p text:style-name="P6"><text:span text:style-name="Default_20_Paragraph_20_Font"><text:span text:style-name="T3">Pen-testing Multi-tool Project specification</text:span></text:span></text:p><text:p text:style-name="P6"><text:span text:style-name="Default_20_Paragraph_20_Font"><text:span text:style-name="T4"><text:s text:c="5"/></text:span></text:span></text:p></draw:text-box></draw:frame></text:p>
      <text:p text:style-name="P7"><text:bookmark text:name="__RefHeading___Toc884_78295797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8">Table of Contents</text:p>
          </text:index-title>
          <text:p text:style-name="P9"><text:a xlink:type="simple" xlink:href="#__RefHeading___Toc886_782957975" text:style-name="Index_20_Link" text:visited-style-name="Index_20_Link"><text:span text:style-name="T5">Introduction<text:tab/>2</text:span></text:a></text:p>
          <text:p text:style-name="P9"><text:a xlink:type="simple" xlink:href="#__RefHeading___Toc888_782957975" text:style-name="Index_20_Link" text:visited-style-name="Index_20_Link"><text:span text:style-name="T5">Target Demographic<text:tab/>2</text:span></text:a></text:p>
          <text:p text:style-name="P9"><text:a xlink:type="simple" xlink:href="#__RefHeading___Toc817_1662117846" text:style-name="Index_20_Link" text:visited-style-name="Index_20_Link"><text:span text:style-name="T5">Technologies<text:tab/>2</text:span></text:a></text:p>
          <text:p text:style-name="P10"><text:a xlink:type="simple" xlink:href="#__RefHeading___Toc770_2022616907" text:style-name="Index_20_Link" text:visited-style-name="Index_20_Link"><text:span text:style-name="T5">Compatibility Chart<text:tab/>3</text:span></text:a></text:p>
          <text:p text:style-name="P11"><text:a xlink:type="simple" xlink:href="#__RefHeading___Toc772_2022616907" text:style-name="Index_20_Link" text:visited-style-name="Index_20_Link"><text:span text:style-name="T5">Operating System<text:tab/>3</text:span></text:a></text:p>
          <text:p text:style-name="P11"><text:a xlink:type="simple" xlink:href="#__RefHeading___Toc774_2022616907" text:style-name="Index_20_Link" text:visited-style-name="Index_20_Link"><text:span text:style-name="T5">Development Languages<text:tab/>3</text:span></text:a></text:p>
          <text:p text:style-name="P9"><text:a xlink:type="simple" xlink:href="#__RefHeading___Toc890_782957975" text:style-name="Index_20_Link" text:visited-style-name="Index_20_Link"><text:span text:style-name="T5">Features<text:tab/>4</text:span></text:a></text:p>
          <text:p text:style-name="P10"><text:a xlink:type="simple" xlink:href="#__RefHeading___Toc821_1662117846" text:style-name="Index_20_Link" text:visited-style-name="Index_20_Link"><text:span text:style-name="T5">Wi-Fi Capabilities<text:tab/>4</text:span></text:a></text:p>
          <text:p text:style-name="P10"><text:a xlink:type="simple" xlink:href="#__RefHeading___Toc823_1662117846" text:style-name="Index_20_Link" text:visited-style-name="Index_20_Link"><text:span text:style-name="T5">Bluetooth Connectivity<text:tab/>4</text:span></text:a></text:p>
          <text:p text:style-name="P10"><text:a xlink:type="simple" xlink:href="#__RefHeading___Toc825_1662117846" text:style-name="Index_20_Link" text:visited-style-name="Index_20_Link"><text:span text:style-name="T5">Near Field Communications (NFC)<text:tab/>4</text:span></text:a></text:p>
          <text:p text:style-name="P10"><text:a xlink:type="simple" xlink:href="#__RefHeading___Toc827_1662117846" text:style-name="Index_20_Link" text:visited-style-name="Index_20_Link"><text:span text:style-name="T5">Infrared<text:tab/>4</text:span></text:a></text:p>
          <text:p text:style-name="P10"><text:a xlink:type="simple" xlink:href="#__RefHeading___Toc829_1662117846" text:style-name="Index_20_Link" text:visited-style-name="Index_20_Link"><text:span text:style-name="T5">Radio Frequency Identification (RFID)<text:tab/>4</text:span></text:a></text:p>
          <text:p text:style-name="P10"><text:a xlink:type="simple" xlink:href="#__RefHeading___Toc831_1662117846" text:style-name="Index_20_Link" text:visited-style-name="Index_20_Link"><text:span text:style-name="T5">Rubber Ducking<text:tab/>4</text:span></text:a></text:p>
          <text:p text:style-name="P9"><text:a xlink:type="simple" xlink:href="#__RefHeading___Toc892_782957975" text:style-name="Index_20_Link" text:visited-style-name="Index_20_Link"><text:span text:style-name="T5">Metrics<text:tab/>5</text:span></text:a></text:p>
          <text:p text:style-name="P10"><text:a xlink:type="simple" xlink:href="#__RefHeading___Toc894_782957975" text:style-name="Index_20_Link" text:visited-style-name="Index_20_Link"><text:span text:style-name="T5">Functionality<text:tab/>5</text:span></text:a></text:p>
          <text:p text:style-name="P10"><text:a xlink:type="simple" xlink:href="#__RefHeading___Toc896_782957975" text:style-name="Index_20_Link" text:visited-style-name="Index_20_Link"><text:span text:style-name="T5">Usability<text:tab/>5</text:span></text:a></text:p>
          <text:p text:style-name="P10"><text:a xlink:type="simple" xlink:href="#__RefHeading___Toc898_782957975" text:style-name="Index_20_Link" text:visited-style-name="Index_20_Link"><text:span text:style-name="T5">Reliability<text:tab/>5</text:span></text:a></text:p>
          <text:p text:style-name="P10"><text:a xlink:type="simple" xlink:href="#__RefHeading___Toc900_782957975" text:style-name="Index_20_Link" text:visited-style-name="Index_20_Link"><text:span text:style-name="T5">Performance<text:tab/>5</text:span></text:a></text:p>
          <text:p text:style-name="P10"><text:a xlink:type="simple" xlink:href="#__RefHeading___Toc902_782957975" text:style-name="Index_20_Link" text:visited-style-name="Index_20_Link"><text:span text:style-name="T5">Supportability<text:tab/>5</text:span></text:a></text:p>
          <text:p text:style-name="P9"><text:a xlink:type="simple" xlink:href="#__RefHeading___Toc904_782957975" text:style-name="Index_20_Link" text:visited-style-name="Index_20_Link"><text:span text:style-name="T5">Context Diagram<text:tab/>6</text:span></text:a></text:p>
          <text:p text:style-name="P9"><text:a xlink:type="simple" xlink:href="#__RefHeading___Toc835_1662117846" text:style-name="Index_20_Link" text:visited-style-name="Index_20_Link"><text:span text:style-name="T5">Use Cases<text:tab/>6</text:span></text:a></text:p>
          <text:p text:style-name="P9"><text:a xlink:type="simple" xlink:href="#__RefHeading___Toc906_782957975" text:style-name="Index_20_Link" text:visited-style-name="Index_20_Link"><text:span text:style-name="T5">References<text:tab/>6</text:span></text:a></text:p>
        </text:index-body>
      </text:table-of-content>
      <text:p text:style-name="P12"/>
      <text:p text:style-name="P13"/>
      <text:h text:style-name="P14" text:outline-level="1"><text:bookmark-start text:name="_Toc179978434"/><text:bookmark-start text:name="_Toc179978199"/><text:bookmark-start text:name="__RefHeading___Toc886_782957975"/><text:bookmark-start text:name="_Toc178610177"/>Introduction<text:bookmark-end text:name="_Toc179978434"/><text:bookmark-end text:name="_Toc179978199"/><text:bookmark-end text:name="__RefHeading___Toc886_782957975"/><text:bookmark-end text:name="_Toc178610177"/></text:h>
      <text:p text:style-name="Text_20_body">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Heading_20_1" text:outline-level="1"><text:bookmark-start text:name="_Toc179978435"/><text:bookmark-start text:name="_Toc179978200"/><text:bookmark-start text:name="__RefHeading___Toc888_782957975"/>Target Demographic<text:bookmark-end text:name="_Toc179978435"/><text:bookmark-end text:name="_Toc179978200"/><text:bookmark-end text:name="__RefHeading___Toc888_782957975"/></text:h>
      <text:p text:style-name="Text_20_body">The target demographic for the multi-tool will be pen-testers, red teamers and anyone with an interest in hacking. Penetration testers, also known as pen-testers, simulate real world attacks on systems to “<text:span text:style-name="Default_20_Paragraph_20_Font"><text:span text:style-name="T6">exploit vulnerabilities in a network, application, or system</text:span></text:span><text:span text:style-name="Default_20_Paragraph_20_Font"><text:span text:style-name="T7"> [1]</text:span></text:span><text:span text:style-name="Default_20_Paragraph_20_Font"><text:span text:style-name="T6">”. Their primary goal is to attempt to utilize weaknesses to gain control or access of a system. A red teamer operates on a broader scale, not only identifying and attacking vulnerabilities in a system but also testing physical security too. Red teaming often involves elements of social engineering</text:span></text:span><text:span text:style-name="Default_20_Paragraph_20_Font"><text:span text:style-name="T8"> [2]</text:span></text:span><text:span text:style-name="Default_20_Paragraph_20_Font"><text:span text:style-name="T6">, utilizing tactics such as phishing, pretexting, or baiting to trick employees into revealing credentials or opening the door for further attacks.</text:span></text:span></text:p>
      <text:h text:style-name="Heading_20_1" text:outline-level="1"><text:bookmark-start text:name="_Toc179978436"/><text:bookmark-start text:name="_Toc179978201"/><text:bookmark-start text:name="_Toc178610178"/><text:bookmark-start text:name="__RefHeading___Toc817_1662117846"/>Technologies<text:bookmark-end text:name="_Toc179978436"/><text:bookmark-end text:name="_Toc179978201"/><text:bookmark-end text:name="_Toc178610178"/><text:bookmark-end text:name="__RefHeading___Toc817_1662117846"/></text:h>
      <text:p text:style-name="Text_20_body">The hardware for this project will be a development board, preferably with built in Wi-Fi, Bluetooth and NFC / RFID modules, a display and a directional input multi-tool with buttons for control. The board may also have USB-C ports for external display and I/O multi-tool connectivity. Additional modules may also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Text_20_body">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Text_20_body">Listed below are some of the possible different technologies that could be utilized:</text:p>
      <text:list text:style-name="L1">
        <text:list-item>
          <text:p text:style-name="P15">Raspberry Pi Zero 2 WH / Raspberry Pi Pico / Banana Pi BPI M2 Zero/ ESP32</text:p>
        </text:list-item>
        <text:list-item>
          <text:p text:style-name="P15">Go (TinyGo) / Python (MiniPy)</text:p>
        </text:list-item>
        <text:list-item>
          <text:p text:style-name="P15">Kali Linux / Kali Nethunter / Pi OS</text:p>
        </text:list-item>
      </text:list>
      <text:h text:style-name="P16" text:outline-level="2"><text:bookmark-start text:name="_Toc179978437"/><text:bookmark-start text:name="_Toc179978202"/><text:bookmark-start text:name="__RefHeading___Toc770_2022616907"/>Compatibility Chart<text:bookmark-end text:name="_Toc179978437"/><text:bookmark-end text:name="_Toc179978202"/><text:bookmark-end text:name="__RefHeading___Toc770_2022616907"/></text:h>
      <text:h text:style-name="Heading_20_3" text:outline-level="3"><text:bookmark-start text:name="_Toc179978438"/><text:bookmark-start text:name="_Toc179978203"/><text:bookmark-start text:name="__RefHeading___Toc772_2022616907"/>Operating System<text:bookmark-end text:name="_Toc179978438"/><text:bookmark-end text:name="_Toc179978203"/><text:bookmark-end text:name="__RefHeading___Toc772_2022616907"/></text:h>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7"/>
          </table:table-cell>
          <table:table-cell table:style-name="Table1.A1" office:value-type="string">
            <text:p text:style-name="P17">Raspberry Pi Zero 2 WH</text:p>
          </table:table-cell>
          <table:table-cell table:style-name="Table1.A1" office:value-type="string">
            <text:p text:style-name="P17">Raspberry Pi Pico</text:p>
          </table:table-cell>
          <table:table-cell table:style-name="Table1.D1" office:value-type="string">
            <text:p text:style-name="P17">Banana Pi BPI M2 Zero</text:p>
          </table:table-cell>
        </table:table-row>
        <table:table-row>
          <table:table-cell table:style-name="Table1.A2" office:value-type="string">
            <text:p text:style-name="P17">Kali Linux</text:p>
          </table:table-cell>
          <table:table-cell table:style-name="Table1.A2" office:value-type="string">
            <text:p text:style-name="P17">✓</text:p>
          </table:table-cell>
          <table:table-cell table:style-name="Table1.A2" office:value-type="string">
            <text:p text:style-name="P17">X</text:p>
          </table:table-cell>
          <table:table-cell table:style-name="Table1.D2" office:value-type="string">
            <text:p text:style-name="P17">✓</text:p>
          </table:table-cell>
        </table:table-row>
        <table:table-row>
          <table:table-cell table:style-name="Table1.A2" office:value-type="string">
            <text:p text:style-name="P17">Kali Net-hunter</text:p>
          </table:table-cell>
          <table:table-cell table:style-name="Table1.A2" office:value-type="string">
            <text:p text:style-name="P17">X</text:p>
          </table:table-cell>
          <table:table-cell table:style-name="Table1.A2" office:value-type="string">
            <text:p text:style-name="P17">X</text:p>
          </table:table-cell>
          <table:table-cell table:style-name="Table1.D2" office:value-type="string">
            <text:p text:style-name="P17">✓</text:p>
          </table:table-cell>
        </table:table-row>
        <table:table-row>
          <table:table-cell table:style-name="Table1.A2" office:value-type="string">
            <text:p text:style-name="P17">Pi OS</text:p>
          </table:table-cell>
          <table:table-cell table:style-name="Table1.A2" office:value-type="string">
            <text:p text:style-name="P17">✓</text:p>
          </table:table-cell>
          <table:table-cell table:style-name="Table1.A2" office:value-type="string">
            <text:p text:style-name="P17">X</text:p>
          </table:table-cell>
          <table:table-cell table:style-name="Table1.D2" office:value-type="string">
            <text:p text:style-name="P17">✓</text:p>
          </table:table-cell>
        </table:table-row>
        <table:table-row>
          <table:table-cell table:style-name="Table1.A2" office:value-type="string">
            <text:p text:style-name="P17">Pi-Tail</text:p>
          </table:table-cell>
          <table:table-cell table:style-name="Table1.A2" office:value-type="string">
            <text:p text:style-name="P17">✓</text:p>
          </table:table-cell>
          <table:table-cell table:style-name="Table1.A2" office:value-type="string">
            <text:p text:style-name="P17">X</text:p>
          </table:table-cell>
          <table:table-cell table:style-name="Table1.D2" office:value-type="string">
            <text:p text:style-name="P17">X</text:p>
          </table:table-cell>
        </table:table-row>
      </table:table>
      <text:h text:style-name="P18" text:outline-level="3"><text:bookmark-start text:name="_Toc179978439"/><text:bookmark-start text:name="_Toc179978204"/><text:bookmark-start text:name="__RefHeading___Toc774_2022616907"/>Development Languages<text:bookmark-end text:name="_Toc179978439"/><text:bookmark-end text:name="_Toc179978204"/><text:bookmark-end text:name="__RefHeading___Toc774_2022616907"/></text:h>
      <table:table table:name="Table2" table:style-name="Table2">
        <table:table-column table:style-name="Table2.A"/>
        <table:table-column table:style-name="Table2.B" table:number-columns-repeated="2"/>
        <table:table-column table:style-name="Table2.A"/>
        <table:table-row>
          <table:table-cell table:style-name="Table2.A1" office:value-type="string">
            <text:p text:style-name="P17"/>
          </table:table-cell>
          <table:table-cell table:style-name="Table2.A1" office:value-type="string">
            <text:p text:style-name="P17">Raspberry Pi Zero 2 WH</text:p>
          </table:table-cell>
          <table:table-cell table:style-name="Table2.A1" office:value-type="string">
            <text:p text:style-name="P17">Raspberry Pi Pico</text:p>
          </table:table-cell>
          <table:table-cell table:style-name="Table2.D1" office:value-type="string">
            <text:p text:style-name="P17">Banana Pi BPI M2 Zero</text:p>
          </table:table-cell>
        </table:table-row>
        <table:table-row>
          <table:table-cell table:style-name="Table2.A2" office:value-type="string">
            <text:p text:style-name="P17">Go (TinyGo)</text:p>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row>
          <table:table-cell table:style-name="Table2.A2" office:value-type="string">
            <text:p text:style-name="P17">MiniPy</text:p>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
      <text:p text:style-name="P19"/>
      <text:h text:style-name="P14" text:outline-level="1"><text:bookmark-start text:name="_Toc179978440"/><text:bookmark-start text:name="_Toc179978205"/><text:bookmark-start text:name="__RefHeading___Toc890_782957975"/><text:bookmark-start text:name="_Toc178610179"/>Features<text:bookmark-end text:name="_Toc179978440"/><text:bookmark-end text:name="_Toc179978205"/><text:bookmark-end text:name="__RefHeading___Toc890_782957975"/><text:bookmark-end text:name="_Toc178610179"/></text:h>
      <text:h text:style-name="P20" text:outline-level="2"><text:bookmark-start text:name="_Toc179978441"/><text:bookmark-start text:name="_Toc179978206"/><text:bookmark-start text:name="__RefHeading___Toc821_1662117846"/><text:bookmark-start text:name="_Toc178610180"/>W<text:bookmark-end text:name="_Toc178610180"/>i-Fi Capabilities<text:bookmark-end text:name="_Toc179978441"/><text:bookmark-end text:name="_Toc179978206"/><text:bookmark-end text:name="__RefHeading___Toc821_1662117846"/></text:h>
      <text:p text:style-name="Text_20_body">One of the key features of this multi-tool will be the ability to analyse and attack Wi-Fi networks. Tools like Nmap or Wireshark would be used to scan IP addresses, look for open ports on a network and to capture packets. After this the information could be used for a de-authentication, man-in-the-middle (MITM) attacks or possibly even Address Resolution Protocol (ARP) poisoning.</text:p>
      <text:h text:style-name="P20" text:outline-level="2"><text:bookmark-start text:name="_Toc179978442"/><text:bookmark-start text:name="_Toc179978207"/><text:bookmark-start text:name="_Toc178610181"/><text:bookmark-start text:name="__RefHeading___Toc823_1662117846"/>Bluetooth Connectivity<text:bookmark-end text:name="_Toc179978442"/><text:bookmark-end text:name="_Toc179978207"/><text:bookmark-end text:name="_Toc178610181"/><text:bookmark-end text:name="__RefHeading___Toc823_1662117846"/></text:h>
      <text:p text:style-name="Text_20_body">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P20" text:outline-level="2"><text:bookmark-start text:name="_Toc179978443"/><text:bookmark-start text:name="_Toc179978208"/><text:bookmark-start text:name="_Toc178610182"/><text:bookmark-start text:name="__RefHeading___Toc825_1662117846"/>Near Field Communications (NFC)<text:bookmark-end text:name="_Toc179978443"/><text:bookmark-end text:name="_Toc179978208"/><text:bookmark-end text:name="_Toc178610182"/><text:bookmark-end text:name="__RefHeading___Toc825_1662117846"/></text:h>
      <text:p text:style-name="Text_20_body">The multi-tool will have NFC capabilities such as reading, writing and emulating NFC tags allowing red teams to test the security of NFC-based systems such as access control badges, contactless payment systems, and identification cards.</text:p>
      <text:h text:style-name="P20" text:outline-level="2"><text:bookmark-start text:name="_Toc179978444"/><text:bookmark-start text:name="_Toc179978209"/><text:bookmark-start text:name="_Toc178610183"/><text:bookmark-start text:name="__RefHeading___Toc827_1662117846"/>Infrared<text:bookmark-end text:name="_Toc179978444"/><text:bookmark-end text:name="_Toc179978209"/><text:bookmark-end text:name="_Toc178610183"/><text:bookmark-end text:name="__RefHeading___Toc827_1662117846"/></text:h>
      <text:p text:style-name="Text_20_body">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P20" text:outline-level="2"><text:bookmark-start text:name="_Toc179978445"/><text:bookmark-start text:name="_Toc179978210"/><text:bookmark-start text:name="_Toc178610184"/><text:bookmark-start text:name="__RefHeading___Toc829_1662117846"/>Radio Frequency Identification (RFID)<text:bookmark-end text:name="_Toc179978445"/><text:bookmark-end text:name="_Toc179978210"/><text:bookmark-end text:name="_Toc178610184"/><text:bookmark-end text:name="__RefHeading___Toc829_1662117846"/></text:h>
      <text:p text:style-name="Text_20_body">Like the NFC module, the multi-tool will also support the reading, cloning and emulation of RFID tags. The multi-tool will support low-frequency (125 kHz) and possibly high-frequency (13.56 MHz) RFID tagging.</text:p>
      <text:h text:style-name="P20" text:outline-level="2"><text:bookmark-start text:name="_Toc179978446"/><text:bookmark-start text:name="_Toc179978211"/><text:bookmark-start text:name="_Toc178610185"/><text:bookmark-start text:name="__RefHeading___Toc831_1662117846"/>Rubber Ducking<text:bookmark-end text:name="_Toc179978446"/><text:bookmark-end text:name="_Toc179978211"/><text:bookmark-end text:name="_Toc178610185"/><text:bookmark-end text:name="__RefHeading___Toc831_1662117846"/></text:h>
      <text:p text:style-name="Text_20_body">For this feature the multi-tool will be able to act as an I/O multi-tool and be able to automatically execute scripts on the multi-tool it is plugged into. This will be useful for various attacks, installing backdoors onto the multi-tools and for data extraction.</text:p>
      <text:p text:style-name="P7"/>
      <text:h text:style-name="Heading_20_1" text:outline-level="1"><text:bookmark-start text:name="_Toc179978447"/><text:bookmark-start text:name="_Toc179978212"/><text:bookmark-start text:name="__RefHeading___Toc892_782957975"/><text:bookmark-start text:name="_Toc178610186"/>Metrics<text:bookmark-end text:name="_Toc179978447"/><text:bookmark-end text:name="_Toc179978212"/><text:bookmark-end text:name="__RefHeading___Toc892_782957975"/><text:bookmark-end text:name="_Toc178610186"/></text:h>
      <text:h text:style-name="P20" text:outline-level="2"><text:bookmark-start text:name="_Toc179978448"/><text:bookmark-start text:name="_Toc179978213"/><text:bookmark-start text:name="__RefHeading___Toc894_782957975"/><text:bookmark-start text:name="_Toc178610187"/>Functionality<text:bookmark-end text:name="_Toc179978448"/><text:bookmark-end text:name="_Toc179978213"/><text:bookmark-end text:name="__RefHeading___Toc894_782957975"/><text:bookmark-end text:name="_Toc178610187"/></text:h>
      <text:p text:style-name="Text_20_body">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 The device should take less than 2 minutes to become fully operational and should have at least 5 different vectors for attacking.</text:p>
      <text:h text:style-name="P20" text:outline-level="2"><text:bookmark-start text:name="_Toc179978449"/><text:bookmark-start text:name="_Toc179978214"/><text:bookmark-start text:name="__RefHeading___Toc896_782957975"/><text:bookmark-start text:name="_Toc178610188"/>Usability<text:bookmark-end text:name="_Toc179978449"/><text:bookmark-end text:name="_Toc179978214"/><text:bookmark-end text:name="__RefHeading___Toc896_782957975"/><text:bookmark-end text:name="_Toc178610188"/></text:h>
      <text:p text:style-name="Text_20_body">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his means that the multi-tool will need to be smaller than a person’s hand (~20cm)<text:span text:style-name="Default_20_Paragraph_20_Font"><text:span text:style-name="T9"> [3]</text:span></text:span>.</text:p>
      <text:h text:style-name="P20" text:outline-level="2"><text:bookmark-start text:name="_Toc179978450"/><text:bookmark-start text:name="_Toc179978215"/><text:bookmark-start text:name="__RefHeading___Toc898_782957975"/><text:bookmark-start text:name="_Toc178610189"/>Reliability<text:bookmark-end text:name="_Toc179978450"/><text:bookmark-end text:name="_Toc179978215"/><text:bookmark-end text:name="__RefHeading___Toc898_782957975"/><text:bookmark-end text:name="_Toc178610189"/></text:h>
      <text:p text:style-name="Text_20_body">This multi-tool will need to be highly reliable, accurate and protected against failure. This is highly important as failures in the multi-tool will make it harder for pen-testers and red teamers to use and will increase the likelihood of being them being caught using it. Thus, the multi-tool must be able to operate without errors, minimize the likelihood of crashes and be able to recover quickly from any other failures or malfunctions. The multi-tool will need to be resilient and able to withstand different environmental conditions and mechanical stress. It will need to be able to perform well in both cold and hot temperatures and tool will need to be able to withstand being hit off floors, walls and other harder surfaces without breaking. The maximum operating temperature of a CPU is between 100°C-110°C<text:span text:style-name="Default_20_Paragraph_20_Font"><text:span text:style-name="T9"> [4]</text:span></text:span>, so ideally temperatures will need to be at least half of this.</text:p>
      <text:h text:style-name="P20" text:outline-level="2"><text:bookmark-start text:name="_Toc179978451"/><text:bookmark-start text:name="_Toc179978216"/><text:bookmark-start text:name="__RefHeading___Toc900_782957975"/><text:bookmark-start text:name="_Toc178610190"/>Performance<text:bookmark-end text:name="_Toc179978451"/><text:bookmark-end text:name="_Toc179978216"/><text:bookmark-end text:name="__RefHeading___Toc900_782957975"/><text:bookmark-end text:name="_Toc178610190"/></text:h>
      <text:p text:style-name="Text_20_body">The performance of the multi-tool will be evaluated based on how quickly it is able to carry out tasks. This includes fast packet capture for network sniffing, low-latency Bluetooth or NFC scanning, and rapid execution of USB Rubber Ducky scripts. It should take less than 100 milliseconds to scan and capture packets or any other signals. The multi-tool also needs to have a low level of battery consumption to ensure prolonged use.</text:p>
      <text:h text:style-name="P20" text:outline-level="2"><text:bookmark-start text:name="_Toc179978452"/><text:bookmark-start text:name="_Toc179978217"/><text:bookmark-start text:name="__RefHeading___Toc902_782957975"/><text:bookmark-start text:name="_Toc178610191"/>Supportability<text:bookmark-end text:name="_Toc179978452"/><text:bookmark-end text:name="_Toc179978217"/><text:bookmark-end text:name="__RefHeading___Toc902_782957975"/><text:bookmark-end text:name="_Toc178610191"/></text:h>
      <text:p text:style-name="P5">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ideally in less than an hour.</text:p>
      <text:h text:style-name="P14" text:outline-level="1"><text:bookmark-start text:name="_Toc179978453"/><text:bookmark-start text:name="_Toc179978218"/><text:bookmark-start text:name="__RefHeading___Toc904_782957975"/><text:bookmark-start text:name="_Toc178610192"/>Context Diagram<text:bookmark-end text:name="_Toc179978453"/><text:bookmark-end text:name="_Toc179978218"/><text:bookmark-end text:name="__RefHeading___Toc904_782957975"/><text:bookmark-end text:name="_Toc178610192"/></text:h>
      <text:p text:style-name="Text_20_body"/>
      <text:h text:style-name="Heading_20_1" text:outline-level="1"><text:bookmark-start text:name="_Toc179978454"/><text:bookmark-start text:name="_Toc179978219"/><text:bookmark-start text:name="_Toc178610193"/><text:bookmark-start text:name="__RefHeading___Toc835_1662117846"/>Use Cases<text:bookmark-end text:name="_Toc179978454"/><text:bookmark-end text:name="_Toc179978219"/><text:bookmark-end text:name="_Toc178610193"/><text:bookmark-end text:name="__RefHeading___Toc835_1662117846"/></text:h>
      <text:h text:style-name="Heading_20_1" text:outline-level="1"><text:bookmark-start text:name="_Toc179978455"/><text:bookmark-start text:name="_Toc179978220"/><text:bookmark-start text:name="__RefHeading___Toc906_782957975"/>References<text:bookmark-end text:name="_Toc179978455"/><text:bookmark-end text:name="_Toc179978220"/><text:bookmark-end text:name="__RefHeading___Toc906_782957975"/></text:h>
      <text:p text:style-name="Text_20_body">[1] Threatintelligence.com. (2022). <text:span text:style-name="Default_20_Paragraph_20_Font"><text:span text:style-name="T10">Penetration Testing vs Red Teaming: What’s the Difference? </text:span></text:span>[online] Available at: https://www.threatintelligence.com/blog/penetration-testing-vs-red-teaming [Accessed 13 Oct. 2024].</text:p>
      <text:p text:style-name="Text_20_body">[2] <text:span text:style-name="Default_20_Paragraph_20_Font"><text:span text:style-name="T11">CareerExplorer (2023). </text:span></text:span><text:span text:style-name="Default_20_Paragraph_20_Font"><text:span text:style-name="T12">What does a red teamer do?</text:span></text:span><text:span text:style-name="Default_20_Paragraph_20_Font"><text:span text:style-name="T11"> [online] Careerexplorer.com. Available at: https://www.careerexplorer.com/careers/red-teamer/ [Accessed 14 Oct. 2024].</text:span></text:span></text:p>
      <text:p text:style-name="Text_20_body"><text:span text:style-name="Default_20_Paragraph_20_Font"><text:span text:style-name="T11">[3] www.medicalnewstoday.com. (2020). </text:span></text:span><text:span text:style-name="Default_20_Paragraph_20_Font"><text:span text:style-name="T12">Average hand size: Adults, children, and relation to height</text:span></text:span><text:span text:style-name="Default_20_Paragraph_20_Font"><text:span text:style-name="T11">. [online] Available at: https://www.medicalnewstoday.com/articles/average-hand-size#children.</text:span></text:span></text:p>
      <text:p text:style-name="P21"><text:span text:style-name="Default_20_Paragraph_20_Font"><text:span text:style-name="T11">‌[4] Intel. (n.d.). </text:span></text:span><text:span text:style-name="Default_20_Paragraph_20_Font"><text:span text:style-name="T12">What Is the Maximum Operating Temperature of My Intel® Processor?</text:span></text:span><text:span text:style-name="Default_20_Paragraph_20_Font"><text:span text:style-name="T11"> [online] Available at: https://www.intel.com/content/www/us/en/support/articles/000094759/processors.html.</text:span></text:span></text:p>
      <text:p text:style-name="P22">‌</text:p>
      <text:p text:style-name="P22"/>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styles>
    <draw:fill-image draw:name="a2"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margin-top="0cm" fo:margin-bottom="0cm" style:contextual-spacing="false" fo:line-height="106%"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Pen-testing Multi-tool Project specification</dc:title>
    <meta:initial-creator>Adam Fitzpatrick - C00273365</meta:initial-creator>
    <meta:creation-date>2024-09-24T17:42:00Z</meta:creation-date>
    <dc:date>2024-10-19T04:46:01.894000000</dc:date>
    <meta:editing-cycles>35</meta:editing-cycles>
    <meta:editing-duration>PT20H38M26S</meta:editing-duration>
    <meta:document-statistic meta:table-count="2" meta:image-count="0" meta:object-count="0" meta:page-count="7" meta:paragraph-count="98" meta:word-count="1363" meta:character-count="8705" meta:non-whitespace-character-count="7432"/>
    <meta:template xlink:type="simple" xlink:actuate="onRequest" xlink:title="" xlink:href="Normal.dotm"/>
  </office:meta>
</office:document-meta>
</file>